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color="#808080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Standard"/>
      <text:p text:style-name="Standard"/>
      <text:p text:style-name="Standard"><text:s text:c="3"/><text:span text:style-name="T1">Ideas :</text:span></text:p>
      <text:p text:style-name="Standard"/>
      <text:list xml:id="list4073131323379316190" text:style-name="L1">
        <text:list-item>
          <text:p text:style-name="P3">Goto setup <text:s/>Select Customize and Click Idea Comment Trigger.</text:p>
        </text:list-item>
        <text:list-item>
          <text:p text:style-name="P3">Click Idea Comment Trigger and Select Available Trigger(i.e) emailonComment.</text:p>
        </text:list-item>
      </text:list>
      <text:p text:style-name="Standard"><text:s/></text:p>
      <text:p text:style-name="P2">Email On Comment Trigger :</text:p>
      <text:p text:style-name="Standard"><text:s text:c="30"/></text:p>
      <text:p text:style-name="Standard"><text:s text:c="2"/>trigger emailOnComment on IdeaComment (after insert) {</text:p>
      <text:p text:style-name="Standard"><text:s/>List &lt;Messaging.SingleEmailMessage&gt; s=new List&lt;Messaging.SingleEmailMessage&gt;();</text:p>
      <text:p text:style-name="P1">//Create map to get Idea ID</text:p>
      <text:p text:style-name="Standard"><text:s text:c="5"/>Map&lt;id,Idea&gt; mp=new Map&lt;id,Idea&gt;([select id,createdByid from Idea]);</text:p>
      <text:p text:style-name="P1">//Create map to get all User email address</text:p>
      <text:p text:style-name="Standard"><text:s text:c="2"/>Map&lt;id,User&gt; mp1=new Map&lt;id,User&gt;([select id,Email from User]);</text:p>
      <text:p text:style-name="Standard"/>
      <text:p text:style-name="Standard"><text:s text:c="4"/>for (IdeaComment o : Trigger.new) { </text:p>
      <text:p text:style-name="P1">// get email address of Idea creator</text:p>
      <text:p text:style-name="Standard"><text:s text:c="8"/>String userEmail = mp1.get(mp.get(o.Ideaid).createdByid).Email;</text:p>
      <text:p text:style-name="Standard"><text:s text:c="8"/>Messaging.SingleEmailMessage mail = new Messaging.SingleEmailMessage(); </text:p>
      <text:p text:style-name="Standard"><text:s text:c="8"/>String[] toAddresses = new String[] {userEmail}; </text:p>
      <text:p text:style-name="Standard"><text:s text:c="8"/>mail.setToAddresses(toAddresses); </text:p>
      <text:p text:style-name="P1">// Set email subject</text:p>
      <text:p text:style-name="Standard"><text:s text:c="8"/>mail.setSubject('Automated email notification on idea comment: Comment created');</text:p>
      <text:p text:style-name="P1">// set comment body</text:p>
      <text:p text:style-name="Standard"><text:s text:c="8"/>mail.setPlainTextBody('Hi, new comment is posted,Description:&gt;&gt;'+o.CommentBody);</text:p>
      <text:p text:style-name="Standard"><text:s text:c="8"/>s.add(mail);</text:p>
      <text:p text:style-name="Standard"><text:s text:c="4"/>} </text:p>
      <text:p text:style-name="Standard"><text:s text:c="4"/></text:p>
      <text:p text:style-name="Standard"><text:s text:c="4"/>Messaging.sendEmail(s);</text:p>
      <text:p text:style-name="Standard"/>
      <text:p text:style-name="Standard"/>
      <text:list xml:id="list2848437786503112013" text:style-name="L2">
        <text:list-item>
          <text:p text:style-name="P5">Click Idea Comment Trigger and Select Available Trigger(i.e) IdeaOffensive.</text:p>
        </text:list-item>
      </text:list>
      <text:p text:style-name="Standard"/>
      <text:p text:style-name="Standard"/>
      <text:p text:style-name="P2">Prevent Offensive in Comment Trigger:</text:p>
      <text:p text:style-name="Standard"/>
      <text:p text:style-name="Standard"><text:s text:c="3"/>trigger ideaOffensive on IdeaComment (Before Insert,Before Update) {</text:p>
      <text:p text:style-name="Standard"><text:s text:c="3"/>for(IdeaComment a:Trigger.new)</text:p>
      <text:p text:style-name="Standard"><text:s text:c="4"/>{</text:p>
      <text:p text:style-name="Standard"><text:s text:c="6"/>if (a.CommentBody != null &amp;&amp; a.CommentBody.containsIgnoreCase('stupid'))</text:p>
      <text:p text:style-name="Standard"><text:s text:c="6"/>{</text:p>
      <text:p text:style-name="Standard"><text:s text:c="8"/>a.CommentBody.addError('Comment having Offencive word'); // prevent update</text:p>
      <text:p text:style-name="Standard"><text:s text:c="8"/>}</text:p>
      <text:p text:style-name="Standard"><text:s text:c="11"/>if (a.CommentBody != null &amp;&amp; a.CommentBody.containsIgnoreCase('idiot')||a.CommentBody != null &amp;&amp; a.CommentBody.containsIgnoreCase('pig'))</text:p>
      <text:p text:style-name="Standard"><text:soft-page-break/><text:s text:c="4"/></text:p>
      <text:p text:style-name="Standard"/>
      <text:p text:style-name="Standard"/>
      <text:p text:style-name="Standard"><text:s text:c="2"/>{</text:p>
      <text:p text:style-name="Standard"><text:s text:c="8"/>a.CommentBody.addError('Comment having Offencive word'); // prevent update</text:p>
      <text:p text:style-name="Standard"><text:s text:c="8"/>}</text:p>
      <text:p text:style-name="Standard"><text:s text:c="2"/>if (a.CommentBody != null &amp;&amp; a.CommentBody.containsIgnoreCase('countrybruite')|| <text:s text:c="6"/>a.CommentBody != null &amp;&amp; a.CommentBody.containsIgnoreCase('shit'))</text:p>
      <text:p text:style-name="Standard"><text:s text:c="6"/>{</text:p>
      <text:p text:style-name="Standard"><text:s text:c="8"/>a.CommentBody.addError('Comment having Offencive word'); // prevent update</text:p>
      <text:p text:style-name="Standard"><text:s text:c="8"/>}</text:p>
      <text:p text:style-name="Standard"><text:s text:c="9"/>if (a.CommentBody != null &amp;&amp; a.CommentBody.containsIgnoreCase('donkey'))</text:p>
      <text:p text:style-name="Standard"><text:s text:c="6"/>{</text:p>
      <text:p text:style-name="Standard"><text:s text:c="8"/>a.CommentBody.addError('Comment having Offencive word'); // prevent update</text:p>
      <text:p text:style-name="Standard"><text:s text:c="8"/>}</text:p>
      <text:p text:style-name="Standard"><text:s text:c="8"/>if(a.commentbody!=null &amp;&amp; a.commentbody.containsignorecase('MAD'))</text:p>
      <text:p text:style-name="Standard"><text:s text:c="8"/>{</text:p>
      <text:p text:style-name="Standard"><text:s text:c="8"/>a.commentbody.adderror('Comment having offensive word');</text:p>
      <text:p text:style-name="Standard"><text:s text:c="8"/>}</text:p>
      <text:p text:style-name="Standard"><text:s text:c="8"/>if(a.commentbody!=null &amp;&amp; a.commentbody.containsignorecase('Dog'))</text:p>
      <text:p text:style-name="Standard"><text:s text:c="8"/>{</text:p>
      <text:p text:style-name="Standard"><text:s text:c="8"/>a.commentbody.adderror('Comment having offensive word');</text:p>
      <text:p text:style-name="Standard"><text:s text:c="8"/>} <text:s/></text:p>
      <text:p text:style-name="Standard"><text:s text:c="5"/>}</text:p>
      <text:p text:style-name="Standard"/>
      <text:p text:style-name="Standard"/>
      <text:p text:style-name="Standard"><text:s text:c="3"/></text:p>
      <text:list xml:id="list58793690373407116" text:style-name="L3">
        <text:list-item>
          <text:p text:style-name="P6">Goto Setup Customize Select Ideas and Click Idea Comment.</text:p>
        </text:list-item>
        <text:list-item>
          <text:p text:style-name="P6">Select Available Idea comment Validation Rule(i.e) Offensive Rule. </text:p>
        </text:list-item>
      </text:list>
      <text:p text:style-name="Standard"/>
      <text:p text:style-name="Standard"/>
      <text:p text:style-name="Standard"><text:span text:style-name="T1">Validation Rule : <text:s/></text:span><text:s text:c="28"/></text:p>
      <text:p text:style-name="Standard"/>
      <text:p text:style-name="Standard">CONTAINS("idiot:stupid:donkey:pig:buffalo:dog:countrybrute:mad:cheat:lowfer",CommentBody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00:07.12</meta:creation-date>
    <dc:date>2016-05-30T11:10:49.86</dc:date>
    <meta:editing-duration>PT45M5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63" meta:word-count="254" meta:character-count="2809"/>
  </office:meta>
</office:document-meta>
</file>